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1F4300001B5BDB16FE08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.917cm" svg:height="2.769cm" svg:x="3.683cm" svg:y="2.79cm">
          <draw:image xlink:href="Pictures/2000000A00001F4300001B5BDB16FE08.svm" xlink:type="simple" xlink:show="embed" xlink:actuate="onLoad">
            <text:p/>
          </draw:image>
        </draw:frame>
        <draw:frame draw:style-name="gr2" draw:layer="layout" svg:width="9.525cm" svg:height="8.255cm" svg:x="0.635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211cm" fo:page-height="8.3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63cm" svg:height="7.047cm" svg:x="1.315cm" svg:y="2.397cm" draw:page-number="1"/>
      <draw:page-thumbnail draw:layer="backgroundobjects" svg:width="8.663cm" svg:height="7.047cm" svg:x="1.315cm" svg:y="10.445cm"/>
      <draw:page-thumbnail draw:layer="backgroundobjects" svg:width="8.663cm" svg:height="7.047cm" svg:x="1.315cm" svg:y="18.493cm"/>
      <draw:page-thumbnail draw:layer="backgroundobjects" svg:width="8.663cm" svg:height="7.047cm" svg:x="11.61cm" svg:y="2.397cm"/>
      <draw:page-thumbnail draw:layer="backgroundobjects" svg:width="8.663cm" svg:height="7.047cm" svg:x="11.61cm" svg:y="10.445cm"/>
      <draw:page-thumbnail draw:layer="backgroundobjects" svg:width="8.663cm" svg:height="7.047cm" svg:x="11.61cm" svg:y="18.493cm"/>
    </style:handout-master>
    <style:master-page style:name="Default" style:page-layout-name="PM1" draw:style-name="Mdp1">
      <draw:frame presentation:style-name="Default-title" draw:layer="backgroundobjects" svg:width="9.189cm" svg:height="1.386cm" svg:x="0.51cm" svg:y="0.332cm" presentation:class="title" presentation:placeholder="true">
        <draw:text-box/>
      </draw:frame>
      <draw:frame presentation:style-name="Default-outline1" draw:layer="backgroundobjects" svg:width="9.189cm" svg:height="14.125cm" svg:x="0.51cm" svg:y="1.943cm" presentation:class="outline" presentation:placeholder="true">
        <draw:text-box/>
      </draw:frame>
      <draw:frame presentation:style-name="Mpr1" draw:text-style-name="MP1" draw:layer="backgroundobjects" svg:width="2.378cm" svg:height="0.573cm" svg:x="0.51cm" svg:y="7.5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36cm" svg:height="0.573cm" svg:x="3.491cm" svg:y="7.5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78cm" svg:height="0.573cm" svg:x="7.321cm" svg:y="7.5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5-02T00:19:03</meta:creation-date>
    <meta:editing-duration>PT01H42M48S</meta:editing-duration>
    <meta:editing-cycles>24</meta:editing-cycles>
    <dc:date>2011-09-15T23:59:29</dc:date>
    <dc:creator>elkateb </dc:creator>
    <meta:generator>OpenOffice.org/3.2$Linux OpenOffice.org_project/320m19$Build-9505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26cm" svg:height="8.256cm" xlink:href="." chart:class="chart:bar" chart:style-name="ch1">
        <chart:legend chart:legend-position="end" svg:x="7.39cm" svg:y="3.687cm" chart:style-name="ch2"/>
        <chart:plot-area chart:style-name="ch3" chart:data-source-has-labels="both" svg:x="0.179cm" svg:y="0.165cm" svg:width="7.022cm" svg:height="7.797cm">
          <chart:axis chart:dimension="x" chart:name="primary-x" chart:style-name="ch4">
            <chart:title svg:x="2.825cm" svg:y="7.555cm" chart:style-name="ch5">
              <text:p>Splitting Criteria</text:p>
            </chart:title>
            <chart:categories table:cell-range-address="local-table.$A$2:.$A$9"/>
          </chart:axis>
          <chart:axis chart:dimension="y" chart:name="primary-y" chart:style-name="ch6">
            <chart:title svg:x="0.191cm" svg:y="4.941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uation Time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0.2129485653">
                <text:p>0.2129485653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0.0693427654">
                <text:p>0.069342765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566627822">
                <text:p>0.056662782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490166622">
                <text:p>0.0490166622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0.0395402471">
                <text:p>0.0395402471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.0305546026">
                <text:p>0.030554602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295480669">
                <text:p>0.0295480669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0.0233279248">
                <text:p>0.0233279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